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732cm" svg:height="1.827cm" svg:x="7.5cm" svg:y="8.195cm">
          <text:p text:style-name="P1">Corpus</text:p>
        </draw:rect>
        <draw:line draw:style-name="gr2" draw:text-style-name="P1" draw:layer="layout" svg:x1="10.232cm" svg:y1="9.109cm" svg:x2="12.622cm" svg:y2="9.109cm">
          <text:p/>
        </draw:line>
        <draw:rect draw:style-name="gr3" draw:text-style-name="P1" draw:layer="layout" svg:width="3.414cm" svg:height="1.827cm" svg:x="12.622cm" svg:y="8.195cm">
          <text:p text:style-name="P1">Corpus annoté</text:p>
        </draw:rect>
        <draw:line draw:style-name="gr2" draw:text-style-name="P1" draw:layer="layout" svg:x1="11.256cm" svg:y1="6.826cm" svg:x2="11.256cm" svg:y2="9.109cm">
          <text:p/>
        </draw:line>
        <draw:rect draw:style-name="gr4" draw:text-style-name="P1" draw:layer="layout" svg:width="3.415cm" svg:height="1.826cm" svg:x="9.549cm" svg:y="5cm">
          <text:p text:style-name="P1">Pré-traitement</text:p>
        </draw:rect>
        <draw:line draw:style-name="gr2" draw:text-style-name="P1" draw:layer="layout" svg:x1="16.037cm" svg:y1="9.109cm" svg:x2="18.086cm" svg:y2="9.109cm">
          <text:p/>
        </draw:line>
        <draw:rect draw:style-name="gr1" draw:text-style-name="P1" xml:id="id1" draw:id="id1" draw:layer="layout" svg:width="3.415cm" svg:height="1.827cm" svg:x="18.085cm" svg:y="8.195cm">
          <text:p text:style-name="P1">Fichier arff</text:p>
        </draw:rect>
        <draw:rect draw:style-name="gr4" draw:text-style-name="P1" draw:layer="layout" svg:width="3.414cm" svg:height="1.826cm" svg:x="15.354cm" svg:y="5cm">
          <text:p text:style-name="P1">Extraction des</text:p>
          <text:p text:style-name="P1">données</text:p>
        </draw:rect>
        <draw:line draw:style-name="gr2" draw:text-style-name="P1" draw:layer="layout" svg:x1="17.061cm" svg:y1="6.826cm" svg:x2="17.061cm" svg:y2="9.109cm">
          <text:p/>
        </draw:line>
        <draw:connector draw:style-name="gr5" draw:text-style-name="P1" draw:layer="layout" svg:x1="19.792cm" svg:y1="10.022cm" svg:x2="19.793cm" svg:y2="12.304cm" draw:start-shape="id1" draw:start-glue-point="2" draw:end-shape="id2" draw:end-glue-point="1" svg:d="m19792 10022v1067h1v1215">
          <text:p/>
        </draw:connector>
        <draw:line draw:style-name="gr2" draw:text-style-name="P1" xml:id="id2" draw:id="id2" draw:layer="layout" svg:x1="19.793cm" svg:y1="12.304cm" svg:x2="16.037cm" svg:y2="12.304cm">
          <text:p/>
        </draw:line>
        <draw:rect draw:style-name="gr1" draw:text-style-name="P1" draw:layer="layout" svg:width="2.39cm" svg:height="1.826cm" svg:x="13.646cm" svg:y="11.391cm">
          <text:p text:style-name="P1">Modèle</text:p>
        </draw:rect>
        <draw:line draw:style-name="gr2" draw:text-style-name="P1" draw:layer="layout" svg:x1="18.427cm" svg:y1="13.674cm" svg:x2="18.427cm" svg:y2="12.304cm">
          <text:p/>
        </draw:line>
        <draw:rect draw:style-name="gr4" draw:text-style-name="P1" draw:layer="layout" svg:width="3.414cm" svg:height="1.826cm" svg:x="16.72cm" svg:y="13.674cm">
          <text:p text:style-name="P1">Apprentissage</text:p>
        </draw:rect>
        <draw:line draw:style-name="gr2" draw:text-style-name="P1" xml:id="id4" draw:id="id4" draw:layer="layout" svg:x1="13.646cm" svg:y1="12.304cm" svg:x2="10.573cm" svg:y2="12.304cm">
          <text:p/>
        </draw:line>
        <draw:rect draw:style-name="gr1" draw:text-style-name="P1" draw:layer="layout" svg:width="3.073cm" svg:height="1.826cm" svg:x="7.5cm" svg:y="11.391cm">
          <text:p text:style-name="P1">Classification</text:p>
        </draw:rect>
        <draw:rect draw:style-name="gr1" draw:text-style-name="P1" xml:id="id3" draw:id="id3" draw:layer="layout" svg:width="2.39cm" svg:height="1.826cm" svg:x="13.646cm" svg:y="13.674cm">
          <text:p text:style-name="P1">Instance à</text:p>
          <text:p text:style-name="P1">classifier</text:p>
        </draw:rect>
        <draw:connector draw:style-name="gr5" draw:text-style-name="P1" draw:layer="layout" svg:x1="13.646cm" svg:y1="14.587cm" svg:x2="12.109cm" svg:y2="12.304cm" draw:start-shape="id3" draw:start-glue-point="3" draw:end-shape="id4" draw:end-glue-point="0" svg:d="m13646 14587h-1537v-22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4:00:12</meta:creation-date>
    <dc:date>2011-05-04T14:21:53</dc:date>
    <meta:editing-duration>PT19M20S</meta:editing-duration>
    <meta:editing-cycles>7</meta:editing-cycles>
    <meta:generator>OpenOffice.org/3.3$Unix OpenOffice.org_project/330m20$Build-9567</meta:generator>
    <meta:document-statistic meta:object-count="18"/>
  </office:meta>
</office:document-meta>
</file>